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ff" style:font-name="Arial" fo:language="es" fo:country="none" style:font-name-asian="Arial1" style:font-name-complex="Arial1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ff" style:font-name="Arial" fo:font-size="11pt" fo:language="es" fo:country="none" style:font-name-asian="Arial1" style:font-size-asian="11pt" style:font-name-complex="Arial1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paragraph-properties fo:margin-left="2.498cm" fo:margin-right="0cm" fo:line-height="115%" fo:text-indent="0cm" style:auto-text-indent="false"/>
      <style:text-properties style:use-window-font-color="true" style:font-name="Calibri" fo:font-size="12pt" fo:language="es" fo:country="none" fo:font-style="normal" fo:font-weight="normal" officeooo:rsid="0009d676" officeooo:paragraph-rsid="0009d67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 style:parent-style-name="Text_20_body" style:list-style-name="WWNum2"/>
    <style:style style:name="P7" style:family="paragraph" style:parent-style-name="Text_20_body" style:list-style-name="WWNum2">
      <style:text-properties officeooo:rsid="00092e86" officeooo:paragraph-rsid="00092e86"/>
    </style:style>
    <style:style style:name="P8" style:family="paragraph" style:parent-style-name="Text_20_body" style:list-style-name="WWNum3"/>
    <style:style style:name="P9" style:family="paragraph" style:parent-style-name="Text_20_body" style:list-style-name="WWNum3">
      <style:text-properties officeooo:rsid="000b036e" officeooo:paragraph-rsid="000b036e"/>
    </style:style>
    <style:style style:name="P10" style:family="paragraph" style:parent-style-name="Text_20_body">
      <style:paragraph-properties fo:margin-left="2.498cm" fo:margin-right="0cm" fo:text-indent="0cm" style:auto-text-indent="false"/>
      <style:text-properties officeooo:rsid="0009d676" officeooo:paragraph-rsid="0009d676"/>
    </style:style>
    <style:style style:name="P11" style:family="paragraph" style:parent-style-name="List_20_Paragraph" style:list-style-name="WWNum1">
      <style:paragraph-properties fo:line-height="115%"/>
    </style:style>
    <style:style style:name="P12" style:family="paragraph" style:parent-style-name="List_20_Paragraph" style:list-style-name="WWNum2">
      <style:paragraph-properties fo:line-height="115%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List_20_Paragraph" style:list-style-name="WWNum3"/>
    <style:style style:name="T1" style:family="text">
      <style:text-properties style:use-window-font-color="true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style:use-window-font-color="true" style:font-name="Calibri" fo:font-size="12pt" fo:language="es" fo:country="none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3" style:family="text">
      <style:text-properties style:use-window-font-color="true" style:font-name="Calibri" fo:font-size="12pt" fo:language="es" fo:country="none" fo:font-style="normal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style:use-window-font-color="true" style:font-name="Calibri" fo:font-size="12pt" fo:language="es" fo:country="none" style:font-name-asian="Calibri1" style:font-size-asian="12pt" style:font-name-complex="Calibri1" style:font-size-complex="12pt"/>
    </style:style>
    <style:style style:name="T5" style:family="text">
      <style:text-properties style:use-window-font-color="true" style:font-name="Calibri" fo:font-size="12pt" fo:language="es" fo:country="none" fo:font-weight="bold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style:use-window-font-color="true" fo:font-size="12pt" fo:language="es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font-name="Calibri" fo:font-size="12pt" fo:language="es" fo:country="ES" fo:font-style="normal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8" style:family="text">
      <style:text-properties fo:color="#000000" style:font-name="Calibri" fo:font-size="12pt" fo:language="es" fo:country="none" style:font-name-asian="Calibri1" style:font-size-asian="12pt" style:font-name-complex="Calibri1" style:font-size-complex="12pt"/>
    </style:style>
    <style:style style:name="T9" style:family="text">
      <style:text-properties officeooo:rsid="00092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GoBack"/><text:span text:style-name="T1">TAREA SITUACIONES LABORALES</text:span></text:p>
      <text:list xml:id="list3179176199" text:style-name="WWNum1">
        <text:list-item>
          <text:p text:style-name="P11"><text:span text:style-name="T2">Indica si las siguientes situaciones son correctas y explica por qué: </text:span></text:p>
        </text:list-item>
      </text:list>
      <text:list xml:id="list1804468974" text:style-name="WWNum2">
        <text:list-item>
          <text:p text:style-name="P12"><text:span text:style-name="T3">Jaime tiene 12 años y ha sido contratado para trabajar de cajero en un supermercado.</text:span></text:p>
          <text:list>
            <text:list-header>
              <text:p text:style-name="P6">No porque es menor de 16 años, <text:span text:style-name="T9">si fuera mayor de 16 podría hacerlo con la autorización de sus padre o tutores</text:span>.</text:p>
            </text:list-header>
          </text:list>
        </text:list-item>
        <text:list-item>
          <text:p text:style-name="P12"><text:span text:style-name="T3">Gabriel tiene 11 años y ha sido contratado para trabajar en una obra de teatro, por iniciativa de sus padres, con una gran ilusión por parte de Gabriel y con la autorización de la Autoridad Laboral.</text:span></text:p>
          <text:list>
            <text:list-header>
              <text:p text:style-name="P6">Si porque tiene la autorización de sus padres y es en el ámbito del espectáculo <text:span text:style-name="T9">público</text:span>.</text:p>
            </text:list-header>
          </text:list>
        </text:list-item>
        <text:list-item>
          <text:p text:style-name="P12"><text:span text:style-name="T3">Almudena tiene 50 años, hace 3 años terminó un ciclo formativo de Automoción, su pasión. Ahora le ofrecen un contrato en prácticas para trabajar en un taller mecánico de 3 años de duración. ¿Es posible? ¿Es todo correcto?</text:span></text:p>
          <text:list>
            <text:list-header>
              <text:p text:style-name="P7">El plazo de contratación es como máximo de 3 años desde la finalización del ciclo por lo que está al límite. Aparte, la duración máxima del contrato en prácticas es de un año por lo no pueden contratarla durante 3 años con este tipo de contrato.</text:p>
            </text:list-header>
          </text:list>
        </text:list-item>
        <text:list-item>
          <text:p text:style-name="P12"><text:span text:style-name="T3">José Luis tiene 15 años y quiere firmar un contrato para rodar un anuncio de televisión. ¿Es posible?</text:span></text:p>
          <text:list>
            <text:list-header>
              <text:p text:style-name="P7">Un menor de 16 años no puede firmar un contrato, con o sin la autorización de sus padres o tutores legales. Tendrían que ser estos últimos los que lo firmaran. Tratándose de espectáculo y televisión el menor podría ser contratado de esta forma.</text:p>
            </text:list-header>
          </text:list>
        </text:list-item>
        <text:list-item>
          <text:p text:style-name="P12"><text:span text:style-name="T3">Carlos tiene 27 años, el año pasado se quedó en paro y decidió aprovechar la ocasión para estudiar un ciclo formativo, que terminará este año. Mientras termina los estudios le han ofrecido un contrato para la formación. ¿Es correcto?</text:span></text:p>
        </text:list-item>
      </text:list>
      <text:p text:style-name="P5">Siempre y cuando el contrato se haga en colaboración con la entidad formativa y tenga tutores, tanto en el centro formativo como en el centro de trabajo, no habría problema alguno.</text:p>
      <text:list xml:id="list95442002686165" text:continue-list="list3179176199" text:style-name="WWNum1">
        <text:list-item>
          <text:p text:style-name="P13"><text:span text:style-name="T4">Ismael tiene 21 años y no tiene estudios pero su padre conoce a un fontanero que decide contratarle. Éste quiere enseñarle el oficio y que reciba al mismo tiempo formación teórica sobre fontanería durante unas horas a la semana. ¿Qué tipo de contrato le recomendarías?</text:span></text:p>
        </text:list-item>
      </text:list>
      <text:p text:style-name="P10">Contrato formativo en alternancia siempre y cuando esa formación se realice en un centro reglado. De no ser así se realizaría un contrato normal, pero Ismael no contaría con un título que reconozca su formación.</text:p>
      <text:list xml:id="list95442610645294" text:continue-numbering="true" text:style-name="WWNum1">
        <text:list-item>
          <text:p text:style-name="P13"><text:soft-page-break/><text:span text:style-name="T5">Trabajadora que acaba de terminar un título de Formación Profesional. </text:span><text:span text:style-name="T4">Marina acaba de obtener el título de FP de Técnico en Sistemas Microinformáticos y Redes, la empresa donde ha realizado la Formación en Centros de Trabajo (FCT) ha decidido contratarla con un contrato en prácticas.</text:span></text:p>
        </text:list-item>
      </text:list>
      <text:list xml:id="list4128694014" text:style-name="WWNum3">
        <text:list-item>
          <text:list>
            <text:list-item>
              <text:p text:style-name="P14"><text:span text:style-name="T4">¿Cuál será la duración mínima y máxima? ¿se pueden realizar prórrogas al contrato?</text:span></text:p>
              <text:list>
                <text:list-header>
                  <text:p text:style-name="P9">La duración máxima es de 1 año y <text:s/>no se estipula la mínima. El contrato formativo para la obtención de práctica profesional no es prorrogable.</text:p>
                </text:list-header>
              </text:list>
            </text:list-item>
            <text:list-item>
              <text:p text:style-name="P14"><text:span text:style-name="T4">¿Cuánto cobrará como mínimo?</text:span></text:p>
              <text:list>
                <text:list-header>
                  <text:p text:style-name="P8">El salario percibido será el mismo que el de un trabajor contratado de forma normal.</text:p>
                </text:list-header>
              </text:list>
            </text:list-item>
            <text:list-item>
              <text:p text:style-name="P14"><text:span text:style-name="T4">¿Cuál será, como máximo, su período de prueba?</text:span></text:p>
              <text:list>
                <text:list-header>
                  <text:p text:style-name="P8">No se contempla periodo de prueba.</text:p>
                </text:list-header>
              </text:list>
            </text:list-item>
          </text:list>
        </text:list-item>
      </text:list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0:50:22.545999700</meta:creation-date>
    <dc:date>2022-01-28T09:54:41.061000000</dc:date>
    <meta:initial-creator>Carmen Gómez Lencero</meta:initial-creator>
    <meta:generator>LibreOffice/6.2.4.2$Windows_X86_64 LibreOffice_project/2412653d852ce75f65fbfa83fb7e7b669a126d64</meta:generator>
    <meta:editing-duration>PT21M31S</meta:editing-duration>
    <meta:editing-cycles>3</meta:editing-cycles>
    <meta:document-statistic meta:table-count="0" meta:image-count="0" meta:object-count="0" meta:page-count="2" meta:paragraph-count="21" meta:word-count="525" meta:character-count="3002" meta:non-whitespace-character-count="2507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